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1" table:number-columns-repeated="1019" table:default-cell-style-name="ce2"/>
        <table:table-row table:style-name="ro3">
          <table:table-cell office:value-type="float" office:value="1">
            <text:p>1</text:p>
          </table:table-cell>
          <table:table-cell office:value-type="string">
            <text:p>sgesv_1.txt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gesv_2.txt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gesv_3.txt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zgesv_4.txt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gbsv_5.txt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gbsv_6.txt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gbsv_7.txt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zgbsv_8.txt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gtsv_9.txt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gtsv_10.txt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gtsv_11.txt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zgtsv_12.txt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hesv_13.txt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zhesv_14.txt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hpsv_15.txt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zhpsv_16.txt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sposv_17.txt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posv_18.txt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posv_19.txt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zposv_20.txt</text:p>
          </table:table-cell>
          <table:table-cell table:number-columns-repeated="101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pbsv_21.txt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dpbsv_22.txt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pbsv_23.txt</text:p>
          </table:table-cell>
          <table:table-cell table:number-columns-repeated="1019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zpbsv_24.txt</text:p>
          </table:table-cell>
          <table:table-cell table:number-columns-repeated="101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ppsv_25.txt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dppsv_26.txt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ppsv_27.txt</text:p>
          </table:table-cell>
          <table:table-cell table:number-columns-repeated="101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zppsv_28.txt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ptsv_29.txt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ptsv_30.txt</text:p>
          </table:table-cell>
          <table:table-cell table:number-columns-repeated="1019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ptsv_31.txt</text:p>
          </table:table-cell>
          <table:table-cell table:number-columns-repeated="1019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zptsv_32.txt</text:p>
          </table:table-cell>
          <table:table-cell table:number-columns-repeated="1019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ssysv_33.txt</text:p>
          </table:table-cell>
          <table:table-cell table:number-columns-repeated="1019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dsysv_34.txt</text:p>
          </table:table-cell>
          <table:table-cell table:number-columns-repeated="1019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sysv_35.txt</text:p>
          </table:table-cell>
          <table:table-cell table:number-columns-repeated="1019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zsysv_36.txt</text:p>
          </table:table-cell>
          <table:table-cell table:number-columns-repeated="1019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sspsv_37.txt</text:p>
          </table:table-cell>
          <table:table-cell table:number-columns-repeated="1019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dspsv_38.txt</text:p>
          </table:table-cell>
          <table:table-cell table:number-columns-repeated="1019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spsv_39.txt</text:p>
          </table:table-cell>
          <table:table-cell table:number-columns-repeated="1019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zspsv_40.txt</text:p>
          </table:table-cell>
          <table:table-cell table:number-columns-repeated="1019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sgesvx_41.txt</text:p>
          </table:table-cell>
          <table:table-cell table:number-columns-repeated="1019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dgesvx_42.txt</text:p>
          </table:table-cell>
          <table:table-cell table:number-columns-repeated="1019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cgesvx_43.txt</text:p>
          </table:table-cell>
          <table:table-cell table:number-columns-repeated="1019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zgesvx_44.txt</text:p>
          </table:table-cell>
          <table:table-cell table:number-columns-repeated="1019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sgbsvx_45.txt</text:p>
          </table:table-cell>
          <table:table-cell table:number-columns-repeated="1019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dgbsvx_46.txt</text:p>
          </table:table-cell>
          <table:table-cell table:number-columns-repeated="1019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cgbsvx_47.txt</text:p>
          </table:table-cell>
          <table:table-cell table:number-columns-repeated="1019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zgbsvx_48.txt</text:p>
          </table:table-cell>
          <table:table-cell table:number-columns-repeated="1019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gtsvx_49.txt</text:p>
          </table:table-cell>
          <table:table-cell table:number-columns-repeated="1019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gtsvx_50.txt</text:p>
          </table:table-cell>
          <table:table-cell table:number-columns-repeated="1019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gtsvx_51.txt</text:p>
          </table:table-cell>
          <table:table-cell table:number-columns-repeated="1019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zgtsvx_52.txt</text:p>
          </table:table-cell>
          <table:table-cell table:number-columns-repeated="1019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chesvx_53.txt</text:p>
          </table:table-cell>
          <table:table-cell table:number-columns-repeated="1019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zhesvx_54.txt</text:p>
          </table:table-cell>
          <table:table-cell table:number-columns-repeated="1019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chpsvx_55.txt</text:p>
          </table:table-cell>
          <table:table-cell table:number-columns-repeated="1019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zhpsvx_56.txt</text:p>
          </table:table-cell>
          <table:table-cell table:number-columns-repeated="1019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sposvx_57.txt</text:p>
          </table:table-cell>
          <table:table-cell table:number-columns-repeated="1019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dposvx_58.txt</text:p>
          </table:table-cell>
          <table:table-cell table:number-columns-repeated="1019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cposvx_59.txt</text:p>
          </table:table-cell>
          <table:table-cell table:number-columns-repeated="1019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zposvx_60.txt</text:p>
          </table:table-cell>
          <table:table-cell table:number-columns-repeated="1019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spbsvx_61.txt</text:p>
          </table:table-cell>
          <table:table-cell table:number-columns-repeated="1019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dpbsvx_62.txt</text:p>
          </table:table-cell>
          <table:table-cell table:number-columns-repeated="1019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cpbsvx_63.txt</text:p>
          </table:table-cell>
          <table:table-cell table:number-columns-repeated="1019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zpbsvx_64.txt</text:p>
          </table:table-cell>
          <table:table-cell table:number-columns-repeated="1019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sppsvx_65.tx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dppsvx_66.txt</text:p>
          </table:table-cell>
          <table:table-cell table:number-columns-repeated="1019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cppsvx_67.txt</text:p>
          </table:table-cell>
          <table:table-cell table:number-columns-repeated="1019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zppsvx_68.txt</text:p>
          </table:table-cell>
          <table:table-cell table:number-columns-repeated="1019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sptsvx_69.txt</text:p>
          </table:table-cell>
          <table:table-cell table:number-columns-repeated="1019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dptsvx_70.txt</text:p>
          </table:table-cell>
          <table:table-cell table:number-columns-repeated="1019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cptsvx_71.txt</text:p>
          </table:table-cell>
          <table:table-cell table:number-columns-repeated="1019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zptsvx_72.txt</text:p>
          </table:table-cell>
          <table:table-cell table:number-columns-repeated="1019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ssysvx_73.txt</text:p>
          </table:table-cell>
          <table:table-cell table:number-columns-repeated="1019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dsysvx_74.txt</text:p>
          </table:table-cell>
          <table:table-cell table:number-columns-repeated="1019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csysvx_75.txt</text:p>
          </table:table-cell>
          <table:table-cell table:number-columns-repeated="1019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zsysvx_76.txt</text:p>
          </table:table-cell>
          <table:table-cell table:number-columns-repeated="1019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sspsvx_77.txt</text:p>
          </table:table-cell>
          <table:table-cell table:number-columns-repeated="1019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dspsvx_78.txt</text:p>
          </table:table-cell>
          <table:table-cell table:number-columns-repeated="1019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cspsvx_79.txt</text:p>
          </table:table-cell>
          <table:table-cell table:number-columns-repeated="1019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zspsvx_80.txt</text:p>
          </table:table-cell>
          <table:table-cell table:number-columns-repeated="1019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sgels_81.txt</text:p>
          </table:table-cell>
          <table:table-cell table:number-columns-repeated="1019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dgels_82.txt</text:p>
          </table:table-cell>
          <table:table-cell table:number-columns-repeated="1019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cgels_83.txt</text:p>
          </table:table-cell>
          <table:table-cell table:number-columns-repeated="1019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zgels_84.txt</text:p>
          </table:table-cell>
          <table:table-cell table:number-columns-repeated="1019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sgelsy_85.txt</text:p>
          </table:table-cell>
          <table:table-cell table:number-columns-repeated="1019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dgelsy_86.txt</text:p>
          </table:table-cell>
          <table:table-cell table:number-columns-repeated="1019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cgelsy_87.txt</text:p>
          </table:table-cell>
          <table:table-cell table:number-columns-repeated="1019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zgelsy_88.txt</text:p>
          </table:table-cell>
          <table:table-cell table:number-columns-repeated="1019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sgelsd_89.txt</text:p>
          </table:table-cell>
          <table:table-cell table:number-columns-repeated="1019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dgelsd_90.txt</text:p>
          </table:table-cell>
          <table:table-cell table:number-columns-repeated="1019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cgelsd_91.txt</text:p>
          </table:table-cell>
          <table:table-cell table:number-columns-repeated="1019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zgelsd_92.txt</text:p>
          </table:table-cell>
          <table:table-cell table:number-columns-repeated="1019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sgelss_93.txt</text:p>
          </table:table-cell>
          <table:table-cell table:number-columns-repeated="1019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dgelss_94.txt</text:p>
          </table:table-cell>
          <table:table-cell table:number-columns-repeated="1019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cgelss_95.txt</text:p>
          </table:table-cell>
          <table:table-cell table:number-columns-repeated="1019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zgelss_96.txt</text:p>
          </table:table-cell>
          <table:table-cell table:number-columns-repeated="1019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sgglse_97.txt</text:p>
          </table:table-cell>
          <table:table-cell table:number-columns-repeated="1019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dgglse_98.txt</text:p>
          </table:table-cell>
          <table:table-cell table:number-columns-repeated="1019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cgglse_99.txt</text:p>
          </table:table-cell>
          <table:table-cell table:number-columns-repeated="1019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zgglse_100.txt</text:p>
          </table:table-cell>
          <table:table-cell table:number-columns-repeated="1019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sggglm_101.txt</text:p>
          </table:table-cell>
          <table:table-cell table:number-columns-repeated="1019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dggglm_102.txt</text:p>
          </table:table-cell>
          <table:table-cell table:number-columns-repeated="1019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cggglm_103.txt</text:p>
          </table:table-cell>
          <table:table-cell table:number-columns-repeated="1019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zggglm_104.txt</text:p>
          </table:table-cell>
          <table:table-cell table:number-columns-repeated="1019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cheev_105.txt</text:p>
          </table:table-cell>
          <table:table-cell table:number-columns-repeated="1019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zheev_106.txt</text:p>
          </table:table-cell>
          <table:table-cell table:number-columns-repeated="1019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chbev_107.txt</text:p>
          </table:table-cell>
          <table:table-cell table:number-columns-repeated="1019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zhbev_108.txt</text:p>
          </table:table-cell>
          <table:table-cell table:number-columns-repeated="1019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chpev_109.txt</text:p>
          </table:table-cell>
          <table:table-cell table:number-columns-repeated="1019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zhpev_110.txt</text:p>
          </table:table-cell>
          <table:table-cell table:number-columns-repeated="1019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ssyev_111.txt</text:p>
          </table:table-cell>
          <table:table-cell table:number-columns-repeated="1019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dsyev_112.txt</text:p>
          </table:table-cell>
          <table:table-cell table:number-columns-repeated="1019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ssbev_113.txt</text:p>
          </table:table-cell>
          <table:table-cell table:number-columns-repeated="1019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dsbev_114.txt</text:p>
          </table:table-cell>
          <table:table-cell table:number-columns-repeated="1019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sspev_115.txt</text:p>
          </table:table-cell>
          <table:table-cell table:number-columns-repeated="1019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dspev_116.txt</text:p>
          </table:table-cell>
          <table:table-cell table:number-columns-repeated="1019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sstev_117.txt</text:p>
          </table:table-cell>
          <table:table-cell table:number-columns-repeated="1019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dstev_118.txt</text:p>
          </table:table-cell>
          <table:table-cell table:number-columns-repeated="1019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cheevx_119.txt</text:p>
          </table:table-cell>
          <table:table-cell table:number-columns-repeated="1019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zheevx_120.txt</text:p>
          </table:table-cell>
          <table:table-cell table:number-columns-repeated="1019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chbevx_121.txt</text:p>
          </table:table-cell>
          <table:table-cell table:number-columns-repeated="1019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zhbevx_122.txt</text:p>
          </table:table-cell>
          <table:table-cell table:number-columns-repeated="1019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chpevx_123.txt</text:p>
          </table:table-cell>
          <table:table-cell table:number-columns-repeated="1019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zhpevx_124.txt</text:p>
          </table:table-cell>
          <table:table-cell table:number-columns-repeated="1019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ssyevx_125.txt</text:p>
          </table:table-cell>
          <table:table-cell table:number-columns-repeated="1019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dsyevx_126.txt</text:p>
          </table:table-cell>
          <table:table-cell table:number-columns-repeated="1019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sbevx_127.txt</text:p>
          </table:table-cell>
          <table:table-cell table:number-columns-repeated="1019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dsbevx_128.txt</text:p>
          </table:table-cell>
          <table:table-cell table:number-columns-repeated="1019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sspevx_129.txt</text:p>
          </table:table-cell>
          <table:table-cell table:number-columns-repeated="1019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spevx_130.txt</text:p>
          </table:table-cell>
          <table:table-cell table:number-columns-repeated="1019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sstevx_131.txt</text:p>
          </table:table-cell>
          <table:table-cell table:number-columns-repeated="1019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dstevx_132.txt</text:p>
          </table:table-cell>
          <table:table-cell table:number-columns-repeated="1019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cheevd_133.txt</text:p>
          </table:table-cell>
          <table:table-cell table:number-columns-repeated="1019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zheevd_134.txt</text:p>
          </table:table-cell>
          <table:table-cell table:number-columns-repeated="1019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chbevd_135.txt</text:p>
          </table:table-cell>
          <table:table-cell table:number-columns-repeated="1019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zhbevd_136.txt</text:p>
          </table:table-cell>
          <table:table-cell table:number-columns-repeated="1019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chpevd_137.txt</text:p>
          </table:table-cell>
          <table:table-cell table:number-columns-repeated="1019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zhpevd_138.txt</text:p>
          </table:table-cell>
          <table:table-cell table:number-columns-repeated="1019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ssyevd_139.txt</text:p>
          </table:table-cell>
          <table:table-cell table:number-columns-repeated="1019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dsyevd_140.txt</text:p>
          </table:table-cell>
          <table:table-cell table:number-columns-repeated="1019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ssbevd_141.txt</text:p>
          </table:table-cell>
          <table:table-cell table:number-columns-repeated="1019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dsbevd_142.txt</text:p>
          </table:table-cell>
          <table:table-cell table:number-columns-repeated="1019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sspevd_143.txt</text:p>
          </table:table-cell>
          <table:table-cell table:number-columns-repeated="1019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dspevd_144.txt</text:p>
          </table:table-cell>
          <table:table-cell table:number-columns-repeated="1019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sstevd_145.txt</text:p>
          </table:table-cell>
          <table:table-cell table:number-columns-repeated="1019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dstevd_146.txt</text:p>
          </table:table-cell>
          <table:table-cell table:number-columns-repeated="1019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cheevr_147.txt</text:p>
          </table:table-cell>
          <table:table-cell table:number-columns-repeated="1019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zheevr_148.txt</text:p>
          </table:table-cell>
          <table:table-cell table:number-columns-repeated="1019"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ssyevr_149.txt</text:p>
          </table:table-cell>
          <table:table-cell table:number-columns-repeated="1019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dsyevr_150.txt</text:p>
          </table:table-cell>
          <table:table-cell table:number-columns-repeated="1019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sstevr_151.txt</text:p>
          </table:table-cell>
          <table:table-cell table:number-columns-repeated="1019"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dstevr_152.txt</text:p>
          </table:table-cell>
          <table:table-cell table:number-columns-repeated="1019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chegv_153.txt</text:p>
          </table:table-cell>
          <table:table-cell table:number-columns-repeated="1019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zhegv_154.txt</text:p>
          </table:table-cell>
          <table:table-cell table:number-columns-repeated="1019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chbgv_155.txt</text:p>
          </table:table-cell>
          <table:table-cell table:number-columns-repeated="1019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zhbgv_156.txt</text:p>
          </table:table-cell>
          <table:table-cell table:number-columns-repeated="1019"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chpgv_157.txt</text:p>
          </table:table-cell>
          <table:table-cell table:number-columns-repeated="1019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zhpgv_158.txt</text:p>
          </table:table-cell>
          <table:table-cell table:number-columns-repeated="1019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ssygv_159.txt</text:p>
          </table:table-cell>
          <table:table-cell table:number-columns-repeated="1019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dsygv_160.txt</text:p>
          </table:table-cell>
          <table:table-cell table:number-columns-repeated="1019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ssbgv_161.txt</text:p>
          </table:table-cell>
          <table:table-cell table:number-columns-repeated="1019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dsbgv_162.txt</text:p>
          </table:table-cell>
          <table:table-cell table:number-columns-repeated="1019"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sspgv_163.txt</text:p>
          </table:table-cell>
          <table:table-cell table:number-columns-repeated="1019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dspgv_164.txt</text:p>
          </table:table-cell>
          <table:table-cell table:number-columns-repeated="1019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chegvx_165.txt</text:p>
          </table:table-cell>
          <table:table-cell table:number-columns-repeated="1019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zhegvx_166.txt</text:p>
          </table:table-cell>
          <table:table-cell table:number-columns-repeated="1019"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chbgvx_167.txt</text:p>
          </table:table-cell>
          <table:table-cell table:number-columns-repeated="1019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zhbgvx_168.txt</text:p>
          </table:table-cell>
          <table:table-cell table:number-columns-repeated="1019"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chpgvx_169.txt</text:p>
          </table:table-cell>
          <table:table-cell table:number-columns-repeated="1019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zhpgvx_170.txt</text:p>
          </table:table-cell>
          <table:table-cell table:number-columns-repeated="1019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ssygvx_171.txt</text:p>
          </table:table-cell>
          <table:table-cell table:number-columns-repeated="1019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dsygvx_172.txt</text:p>
          </table:table-cell>
          <table:table-cell table:number-columns-repeated="1019"/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ssbgvx_173.txt</text:p>
          </table:table-cell>
          <table:table-cell table:number-columns-repeated="1019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dsbgvx_174.txt</text:p>
          </table:table-cell>
          <table:table-cell table:number-columns-repeated="1019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sspgvx_175.txt</text:p>
          </table:table-cell>
          <table:table-cell table:number-columns-repeated="1019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dspgvx_176.txt</text:p>
          </table:table-cell>
          <table:table-cell table:number-columns-repeated="1019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chegvd_177.txt</text:p>
          </table:table-cell>
          <table:table-cell table:number-columns-repeated="1019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zhegvd_178.txt</text:p>
          </table:table-cell>
          <table:table-cell table:number-columns-repeated="1019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chbgvd_179.txt</text:p>
          </table:table-cell>
          <table:table-cell table:number-columns-repeated="1019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zhbgvd_180.txt</text:p>
          </table:table-cell>
          <table:table-cell table:number-columns-repeated="1019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chpgvd_181.txt</text:p>
          </table:table-cell>
          <table:table-cell table:number-columns-repeated="1019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zhpgvd_182.txt</text:p>
          </table:table-cell>
          <table:table-cell table:number-columns-repeated="1019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ssygvd_183.txt</text:p>
          </table:table-cell>
          <table:table-cell table:number-columns-repeated="1019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dsygvd_184.txt</text:p>
          </table:table-cell>
          <table:table-cell table:number-columns-repeated="1019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ssbgvd_185.txt</text:p>
          </table:table-cell>
          <table:table-cell table:number-columns-repeated="1019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dsbgvd_186.txt</text:p>
          </table:table-cell>
          <table:table-cell table:number-columns-repeated="1019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sspgvd_187.txt</text:p>
          </table:table-cell>
          <table:table-cell table:number-columns-repeated="1019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dspgvd_188.txt</text:p>
          </table:table-cell>
          <table:table-cell table:number-columns-repeated="1019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sgeev_189.txt</text:p>
          </table:table-cell>
          <table:table-cell table:number-columns-repeated="1019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dgeev_190.txt</text:p>
          </table:table-cell>
          <table:table-cell table:number-columns-repeated="1019"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cgeev_191.txt</text:p>
          </table:table-cell>
          <table:table-cell table:number-columns-repeated="1019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zgeev_192.txt</text:p>
          </table:table-cell>
          <table:table-cell table:number-columns-repeated="1019"/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sgeevx_193.txt</text:p>
          </table:table-cell>
          <table:table-cell table:number-columns-repeated="1019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dgeevx_194.txt</text:p>
          </table:table-cell>
          <table:table-cell table:number-columns-repeated="1019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cgeevx_195.txt</text:p>
          </table:table-cell>
          <table:table-cell table:number-columns-repeated="1019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zgeevx_196.txt</text:p>
          </table:table-cell>
          <table:table-cell table:number-columns-repeated="1019"/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sgees_197.txt</text:p>
          </table:table-cell>
          <table:table-cell table:number-columns-repeated="1019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dgees_198.txt</text:p>
          </table:table-cell>
          <table:table-cell table:number-columns-repeated="1019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cgees_199.txt</text:p>
          </table:table-cell>
          <table:table-cell table:number-columns-repeated="1019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zgees_200.txt</text:p>
          </table:table-cell>
          <table:table-cell table:number-columns-repeated="1019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sgeesx_201.txt</text:p>
          </table:table-cell>
          <table:table-cell table:number-columns-repeated="1019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dgeesx_202.txt</text:p>
          </table:table-cell>
          <table:table-cell table:number-columns-repeated="1019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cgeesx_203.txt</text:p>
          </table:table-cell>
          <table:table-cell table:number-columns-repeated="1019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zgeesx_204.txt</text:p>
          </table:table-cell>
          <table:table-cell table:number-columns-repeated="1019"/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sggev_205.txt</text:p>
          </table:table-cell>
          <table:table-cell table:number-columns-repeated="1019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dggev_206.txt</text:p>
          </table:table-cell>
          <table:table-cell table:number-columns-repeated="1019"/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cggev_207.txt</text:p>
          </table:table-cell>
          <table:table-cell table:number-columns-repeated="1019"/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zggev_208.txt</text:p>
          </table:table-cell>
          <table:table-cell table:number-columns-repeated="1019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sggevx_209.txt</text:p>
          </table:table-cell>
          <table:table-cell table:number-columns-repeated="1019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dggevx_210.txt</text:p>
          </table:table-cell>
          <table:table-cell table:number-columns-repeated="1019"/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cggevx_211.txt</text:p>
          </table:table-cell>
          <table:table-cell table:number-columns-repeated="1019"/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zggevx_212.txt</text:p>
          </table:table-cell>
          <table:table-cell table:number-columns-repeated="1019"/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sgges_213.txt</text:p>
          </table:table-cell>
          <table:table-cell table:number-columns-repeated="1019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dgges_214.txt</text:p>
          </table:table-cell>
          <table:table-cell table:number-columns-repeated="1019"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cgges_215.txt</text:p>
          </table:table-cell>
          <table:table-cell table:number-columns-repeated="1019"/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zgges_216.txt</text:p>
          </table:table-cell>
          <table:table-cell table:number-columns-repeated="1019"/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sggesx_217.txt</text:p>
          </table:table-cell>
          <table:table-cell table:number-columns-repeated="1019"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dggesx_218.txt</text:p>
          </table:table-cell>
          <table:table-cell table:number-columns-repeated="1019"/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cggesx_219.txt</text:p>
          </table:table-cell>
          <table:table-cell table:number-columns-repeated="1019"/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zggesx_220.txt</text:p>
          </table:table-cell>
          <table:table-cell table:number-columns-repeated="1019"/>
        </table:table-row>
        <table:table-row table:style-name="ro3" table:number-rows-repeated="10">
          <table:table-cell table:number-columns-repeated="1021"/>
        </table:table-row>
        <table:table-row table:style-name="ro3" table:number-rows-repeated="2">
          <table:table-cell/>
          <table:table-cell table:style-name="Default"/>
          <table:table-cell table:number-columns-repeated="1019"/>
        </table:table-row>
        <table:table-row table:style-name="ro3" table:number-rows-repeated="104834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4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4T16:10:28</meta:creation-date>
    <dc:date>2011-05-09T14:07:07</dc:date>
    <dc:creator>Sa-Lin Bernstein</dc:creator>
    <meta:editing-duration>PT00H34M10S</meta:editing-duration>
    <meta:editing-cycles>15</meta:editing-cycles>
    <meta:generator>OpenOffice.org/3.2$Unix OpenOffice.org_project/320m12$Build-9483</meta:generator>
    <meta:document-statistic meta:table-count="3" meta:cell-count="440" meta:object-count="0"/>
  </office:meta>
</office:document-meta>
</file>